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353cm" fo:line-height="114%" style:writing-mode="lr-tb"/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14%" style:writing-mode="lr-tb"/>
      <style:text-properties fo:font-variant="normal" fo:text-transform="none" fo:color="#000000" style:text-line-through-style="none" style:font-name="Arial1" fo:font-size="9.75pt" fo:font-style="normal" style:text-underline-style="none" fo:font-weight="bold" style:text-blinking="false" fo:background-color="transparent"/>
    </style:style>
    <style:style style:name="P3" style:family="paragraph" style:parent-style-name="Text_20_body">
      <style:paragraph-properties fo:margin-top="0cm" fo:margin-bottom="0cm" fo:line-height="114%" style:writing-mode="lr-tb"/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4" style:family="paragraph" style:parent-style-name="Heading_20_3">
      <style:paragraph-properties fo:margin-top="0.282cm" fo:margin-bottom="0cm" fo:line-height="114%" style:writing-mode="lr-tb"/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5" style:family="paragraph" style:parent-style-name="Heading_20_2">
      <style:paragraph-properties fo:margin-top="0.353cm" fo:margin-bottom="0cm" fo:line-height="114%" style:writing-mode="lr-tb"/>
      <style:text-properties fo:font-variant="normal" fo:text-transform="none" fo:color="#000000" style:text-line-through-style="none" style:font-name="Arial1" fo:font-size="9.75pt" fo:font-style="normal" style:text-underline-style="none" fo:font-weight="bold" style:text-blinking="false" fo:background-color="transparent"/>
    </style:style>
    <style:style style:name="P6" style:family="paragraph" style:parent-style-name="Text_20_body">
      <style:text-properties fo:font-weight="normal"/>
    </style:style>
    <style:style style:name="P7" style:family="paragraph" style:parent-style-name="Text_20_body" style:list-style-name="L1">
      <style:paragraph-properties fo:margin-top="0cm" fo:margin-bottom="0cm" fo:line-height="114%" fo:background-color="transparent" style:writing-mode="lr-tb">
        <style:background-image/>
      </style:paragraph-properties>
    </style:style>
    <style:style style:name="P8" style:family="paragraph" style:parent-style-name="Text_20_body" style:list-style-name="L2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9" style:family="paragraph" style:parent-style-name="Text_20_body" style:list-style-name="L3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10" style:family="paragraph" style:parent-style-name="Text_20_body" style:list-style-name="L4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11" style:family="paragraph" style:parent-style-name="Text_20_body" style:list-style-name="L5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12" style:family="paragraph" style:parent-style-name="Text_20_body" style:list-style-name="L6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13" style:family="paragraph" style:parent-style-name="Text_20_body" style:list-style-name="L8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14" style:family="paragraph" style:parent-style-name="Text_20_body" style:list-style-name="L9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15" style:family="paragraph" style:parent-style-name="Text_20_body" style:list-style-name="L10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16" style:family="paragraph" style:parent-style-name="Text_20_body" style:list-style-name="L11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17" style:family="paragraph" style:parent-style-name="Text_20_body" style:list-style-name="L12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18" style:family="paragraph" style:parent-style-name="Text_20_body" style:list-style-name="L13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19" style:family="paragraph" style:parent-style-name="Text_20_body" style:list-style-name="L14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20" style:family="paragraph" style:parent-style-name="Text_20_body" style:list-style-name="L15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21" style:family="paragraph" style:parent-style-name="Text_20_body" style:list-style-name="L17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22" style:family="paragraph" style:parent-style-name="Text_20_body" style:list-style-name="L18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23" style:family="paragraph" style:parent-style-name="Text_20_body" style:list-style-name="L19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24" style:family="paragraph" style:parent-style-name="Text_20_body" style:list-style-name="L21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25" style:family="paragraph" style:parent-style-name="Text_20_body" style:list-style-name="L22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26" style:family="paragraph" style:parent-style-name="Text_20_body" style:list-style-name="L23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27" style:family="paragraph" style:parent-style-name="Text_20_body" style:list-style-name="L25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28" style:family="paragraph" style:parent-style-name="Text_20_body" style:list-style-name="L26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29" style:family="paragraph" style:parent-style-name="Text_20_body" style:list-style-name="L27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30" style:family="paragraph" style:parent-style-name="Text_20_body" style:list-style-name="L28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31" style:family="paragraph" style:parent-style-name="Text_20_body" style:list-style-name="L29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32" style:family="paragraph" style:parent-style-name="Text_20_body" style:list-style-name="L30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33" style:family="paragraph" style:parent-style-name="Text_20_body" style:list-style-name="L31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34" style:family="paragraph" style:parent-style-name="Text_20_body" style:list-style-name="L33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35" style:family="paragraph" style:parent-style-name="Text_20_body" style:list-style-name="L34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36" style:family="paragraph" style:parent-style-name="Text_20_body" style:list-style-name="L35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37" style:family="paragraph" style:parent-style-name="Text_20_body" style:list-style-name="L36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38" style:family="paragraph" style:parent-style-name="Text_20_body" style:list-style-name="L37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39" style:family="paragraph" style:parent-style-name="Text_20_body" style:list-style-name="L38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40" style:family="paragraph" style:parent-style-name="Text_20_body" style:list-style-name="L39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41" style:family="paragraph" style:parent-style-name="Text_20_body" style:list-style-name="L40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42" style:family="paragraph" style:parent-style-name="Text_20_body" style:list-style-name="L41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43" style:family="paragraph" style:parent-style-name="Text_20_body" style:list-style-name="L42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44" style:family="paragraph" style:parent-style-name="Text_20_body" style:list-style-name="L43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45" style:family="paragraph" style:parent-style-name="Text_20_body" style:list-style-name="L44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46" style:family="paragraph" style:parent-style-name="Text_20_body" style:list-style-name="L45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47" style:family="paragraph" style:parent-style-name="Text_20_body" style:list-style-name="L47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48" style:family="paragraph" style:parent-style-name="Text_20_body" style:list-style-name="L48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49" style:family="paragraph" style:parent-style-name="Text_20_body" style:list-style-name="L49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50" style:family="paragraph" style:parent-style-name="Text_20_body" style:list-style-name="L50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51" style:family="paragraph" style:parent-style-name="Text_20_body" style:list-style-name="L51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52" style:family="paragraph" style:parent-style-name="Text_20_body" style:list-style-name="L52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53" style:family="paragraph" style:parent-style-name="Text_20_body" style:list-style-name="L53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54" style:family="paragraph" style:parent-style-name="Text_20_body" style:list-style-name="L54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55" style:family="paragraph" style:parent-style-name="Text_20_body" style:list-style-name="L55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56" style:family="paragraph" style:parent-style-name="Text_20_body" style:list-style-name="L56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57" style:family="paragraph" style:parent-style-name="Text_20_body" style:list-style-name="L57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58" style:family="paragraph" style:parent-style-name="Text_20_body" style:list-style-name="L59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59" style:family="paragraph" style:parent-style-name="Text_20_body" style:list-style-name="L60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60" style:family="paragraph" style:parent-style-name="Text_20_body" style:list-style-name="L62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61" style:family="paragraph" style:parent-style-name="Text_20_body" style:list-style-name="L63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62" style:family="paragraph" style:parent-style-name="Text_20_body" style:list-style-name="L64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63" style:family="paragraph" style:parent-style-name="Text_20_body" style:list-style-name="L65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64" style:family="paragraph" style:parent-style-name="Text_20_body" style:list-style-name="L66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65" style:family="paragraph" style:parent-style-name="Text_20_body" style:list-style-name="L67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66" style:family="paragraph" style:parent-style-name="Text_20_body" style:list-style-name="L68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67" style:family="paragraph" style:parent-style-name="Text_20_body" style:list-style-name="L70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68" style:family="paragraph" style:parent-style-name="Text_20_body" style:list-style-name="L71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69" style:family="paragraph" style:parent-style-name="Text_20_body" style:list-style-name="L73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70" style:family="paragraph" style:parent-style-name="Text_20_body" style:list-style-name="L74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71" style:family="paragraph" style:parent-style-name="Text_20_body" style:list-style-name="L76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72" style:family="paragraph" style:parent-style-name="Text_20_body" style:list-style-name="L77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73" style:family="paragraph" style:parent-style-name="Text_20_body" style:list-style-name="L79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74" style:family="paragraph" style:parent-style-name="Text_20_body" style:list-style-name="L80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75" style:family="paragraph" style:parent-style-name="Text_20_body" style:list-style-name="L82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76" style:family="paragraph" style:parent-style-name="Text_20_body" style:list-style-name="L83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77" style:family="paragraph" style:parent-style-name="Text_20_body" style:list-style-name="L84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78" style:family="paragraph" style:parent-style-name="Text_20_body" style:list-style-name="L85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79" style:family="paragraph" style:parent-style-name="Text_20_body" style:list-style-name="L86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80" style:family="paragraph" style:parent-style-name="Text_20_body" style:list-style-name="L88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81" style:family="paragraph" style:parent-style-name="Text_20_body" style:list-style-name="L89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82" style:family="paragraph" style:parent-style-name="Text_20_body" style:list-style-name="L91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83" style:family="paragraph" style:parent-style-name="Text_20_body" style:list-style-name="L93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84" style:family="paragraph" style:parent-style-name="Text_20_body" style:list-style-name="L94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85" style:family="paragraph" style:parent-style-name="Text_20_body" style:list-style-name="L96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86" style:family="paragraph" style:parent-style-name="Text_20_body" style:list-style-name="L97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87" style:family="paragraph" style:parent-style-name="Text_20_body" style:list-style-name="L99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88" style:family="paragraph" style:parent-style-name="Text_20_body" style:list-style-name="L100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89" style:family="paragraph" style:parent-style-name="Text_20_body" style:list-style-name="L101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90" style:family="paragraph" style:parent-style-name="Text_20_body" style:list-style-name="L102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91" style:family="paragraph" style:parent-style-name="Text_20_body" style:list-style-name="L103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92" style:family="paragraph" style:parent-style-name="Text_20_body" style:list-style-name="L105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93" style:family="paragraph" style:parent-style-name="Text_20_body" style:list-style-name="L106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94" style:family="paragraph" style:parent-style-name="Text_20_body" style:list-style-name="L108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95" style:family="paragraph" style:parent-style-name="Text_20_body" style:list-style-name="L109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96" style:family="paragraph" style:parent-style-name="Text_20_body" style:list-style-name="L111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97" style:family="paragraph" style:parent-style-name="Text_20_body" style:list-style-name="L113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98" style:family="paragraph" style:parent-style-name="Text_20_body" style:list-style-name="L115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99" style:family="paragraph" style:parent-style-name="Text_20_body" style:list-style-name="L117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100" style:family="paragraph" style:parent-style-name="Text_20_body" style:list-style-name="L119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101" style:family="paragraph" style:parent-style-name="Text_20_body" style:list-style-name="L120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102" style:family="paragraph" style:parent-style-name="Text_20_body" style:list-style-name="L121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103" style:family="paragraph" style:parent-style-name="Text_20_body" style:list-style-name="L122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104" style:family="paragraph" style:parent-style-name="Text_20_body" style:list-style-name="L123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105" style:family="paragraph" style:parent-style-name="Text_20_body" style:list-style-name="L124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106" style:family="paragraph" style:parent-style-name="Text_20_body" style:list-style-name="L126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107" style:family="paragraph" style:parent-style-name="Text_20_body" style:list-style-name="L127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108" style:family="paragraph" style:parent-style-name="Text_20_body" style:list-style-name="L128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109" style:family="paragraph" style:parent-style-name="Text_20_body" style:list-style-name="L129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110" style:family="paragraph" style:parent-style-name="Text_20_body" style:list-style-name="L130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111" style:family="paragraph" style:parent-style-name="Text_20_body" style:list-style-name="L131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112" style:family="paragraph" style:parent-style-name="Text_20_body" style:list-style-name="L132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113" style:family="paragraph" style:parent-style-name="Text_20_body" style:list-style-name="L133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114" style:family="paragraph" style:parent-style-name="Text_20_body" style:list-style-name="L7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15" style:family="paragraph" style:parent-style-name="Text_20_body" style:list-style-name="L10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16" style:family="paragraph" style:parent-style-name="Text_20_body" style:list-style-name="L16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17" style:family="paragraph" style:parent-style-name="Text_20_body" style:list-style-name="L20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18" style:family="paragraph" style:parent-style-name="Text_20_body" style:list-style-name="L24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19" style:family="paragraph" style:parent-style-name="Text_20_body" style:list-style-name="L32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20" style:family="paragraph" style:parent-style-name="Text_20_body" style:list-style-name="L46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21" style:family="paragraph" style:parent-style-name="Text_20_body" style:list-style-name="L58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22" style:family="paragraph" style:parent-style-name="Text_20_body" style:list-style-name="L61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23" style:family="paragraph" style:parent-style-name="Text_20_body" style:list-style-name="L67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24" style:family="paragraph" style:parent-style-name="Text_20_body" style:list-style-name="L69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25" style:family="paragraph" style:parent-style-name="Text_20_body" style:list-style-name="L72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26" style:family="paragraph" style:parent-style-name="Text_20_body" style:list-style-name="L75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27" style:family="paragraph" style:parent-style-name="Text_20_body" style:list-style-name="L78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28" style:family="paragraph" style:parent-style-name="Text_20_body" style:list-style-name="L81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29" style:family="paragraph" style:parent-style-name="Text_20_body" style:list-style-name="L87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30" style:family="paragraph" style:parent-style-name="Text_20_body" style:list-style-name="L90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31" style:family="paragraph" style:parent-style-name="Text_20_body" style:list-style-name="L92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32" style:family="paragraph" style:parent-style-name="Text_20_body" style:list-style-name="L95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33" style:family="paragraph" style:parent-style-name="Text_20_body" style:list-style-name="L98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34" style:family="paragraph" style:parent-style-name="Text_20_body" style:list-style-name="L104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35" style:family="paragraph" style:parent-style-name="Text_20_body" style:list-style-name="L107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36" style:family="paragraph" style:parent-style-name="Text_20_body" style:list-style-name="L110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37" style:family="paragraph" style:parent-style-name="Text_20_body" style:list-style-name="L112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38" style:family="paragraph" style:parent-style-name="Text_20_body" style:list-style-name="L114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39" style:family="paragraph" style:parent-style-name="Text_20_body" style:list-style-name="L116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40" style:family="paragraph" style:parent-style-name="Text_20_body" style:list-style-name="L118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41" style:family="paragraph" style:parent-style-name="Text_20_body" style:list-style-name="L125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42" style:family="paragraph" style:parent-style-name="Text_20_body" style:list-style-name="L127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43" style:family="paragraph" style:parent-style-name="Text_20_body" style:list-style-name="L129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44" style:family="paragraph" style:parent-style-name="Text_20_body" style:list-style-name="L133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1" style:family="text">
      <style:text-properties style:font-name="Arial1" fo:font-size="9.75pt" fo:font-style="normal" fo:font-weight="normal"/>
    </style:style>
    <style:style style:name="T2" style:family="text"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T3" style:family="text">
      <style:text-properties fo:font-variant="normal" fo:text-transform="none" fo:color="#000000" style:text-line-through-style="none" style:font-name="Arial1" fo:font-size="9.75pt" fo:font-style="normal" style:text-underline-style="solid" style:text-underline-width="auto" style:text-underline-color="font-color" fo:font-weight="normal" style:text-blinking="false" fo:background-color="transparent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 text:name="docs-internal-guid-3296a9e3-427d-c295-8c42-385aaa773568"/></text:p>
      <text:p text:style-name="P2">Testfall 1: W3C HTML Validering</text:p>
      <text:p text:style-name="P3">Input</text:p>
      <text:list xml:id="list5278629919188515368" text:style-name="L1">
        <text:list-item>
          <text:p text:style-name="P7"><text:span text:style-name="T2">Validera på denna sidan </text:span><text:a xlink:type="simple" xlink:href="http://validator.w3.org/"><text:span text:style-name="T3">http://validator.w3.org/</text:span></text:a><text:span text:style-name="T2"> </text:span></text:p>
        </text:list-item>
      </text:list>
      <text:p text:style-name="P3">Output</text:p>
      <text:list xml:id="list6292385915535686889" text:style-name="L2">
        <text:list-item>
          <text:p text:style-name="P8">Inga Varningar</text:p>
        </text:list-item>
      </text:list>
      <text:p text:style-name="Text_20_body"/>
      <text:p text:style-name="P2">Testfall 1.1 “Navigera till sidan”</text:p>
      <text:p text:style-name="P3">Input</text:p>
      <text:list xml:id="list2874717406170972493" text:style-name="L3">
        <text:list-item>
          <text:p text:style-name="P9">Ta bort eventuella existerande kakor se testfall </text:p>
        </text:list-item>
        <text:list-item>
          <text:p text:style-name="P9">Navigera till sidan</text:p>
        </text:list-item>
      </text:list>
      <text:p text:style-name="P3">Output</text:p>
      <text:list xml:id="list4964166838193736040" text:style-name="L4">
        <text:list-item>
          <text:p text:style-name="P10">Feedback saknas (Ex användarnamn saknas)</text:p>
        </text:list-item>
      </text:list>
      <text:list xml:id="list2295330419751557974" text:style-name="L5">
        <text:list-item>
          <text:p text:style-name="P11">Ej Inloggad</text:p>
        </text:list-item>
        <text:list-item>
          <text:p text:style-name="P11">Formulär för inloggning och registrering syns.</text:p>
        </text:list-item>
      </text:list>
      <text:p text:style-name="Text_20_body"/>
      <text:p text:style-name="P2">Testfall 1.2 “Login”</text:p>
      <text:p text:style-name="P3">Input</text:p>
      <text:list xml:id="list5418016256227185260" text:style-name="L6">
        <text:list-item>
          <text:p text:style-name="P12">Testfall Navigering till sidan 1.1</text:p>
        </text:list-item>
        <text:list-item>
          <text:p text:style-name="P12">Töm Användarnamn och Lösenord</text:p>
        </text:list-item>
        <text:list-item>
          <text:p text:style-name="P12">Klicka Logga in</text:p>
        </text:list-item>
      </text:list>
      <text:p text:style-name="P3">Output</text:p>
      <text:list xml:id="list4812493095358657628" text:style-name="L7">
        <text:list-item>
          <text:p text:style-name="P114">“<text:span text:style-name="T1">Användarnamn saknas”</text:span></text:p>
        </text:list-item>
      </text:list>
      <text:list xml:id="list9089533758700585453" text:style-name="L8">
        <text:list-item>
          <text:p text:style-name="P13">Ej Inloggad</text:p>
        </text:list-item>
        <text:list-item>
          <text:p text:style-name="P13">Formulär för inloggning och registrering syns.</text:p>
        </text:list-item>
      </text:list>
      <text:p text:style-name="Text_20_body"/>
      <text:p text:style-name="P2">Testfall 1.3 “Misslyckad inloggning med bara användarnamn”</text:p>
      <text:p text:style-name="P3">Input</text:p>
      <text:list xml:id="list2634436244247526961" text:style-name="L9">
        <text:list-item>
          <text:p text:style-name="P14">Testfall 1.1 Navigering till sidan</text:p>
        </text:list-item>
        <text:list-item>
          <text:p text:style-name="P14">Användarnamn “Admin”</text:p>
        </text:list-item>
        <text:list-item>
          <text:p text:style-name="P14">Klicka Logga in</text:p>
        </text:list-item>
      </text:list>
      <text:p text:style-name="P3">Output</text:p>
      <text:list xml:id="list7070899318557245872" text:style-name="L10">
        <text:list-item>
          <text:p text:style-name="P115">“<text:span text:style-name="T1">Lösenord saknas”</text:span></text:p>
        </text:list-item>
        <text:list-item>
          <text:p text:style-name="P15">Användarnamnet “Admin” är ifyllt</text:p>
        </text:list-item>
      </text:list>
      <text:list xml:id="list3573429535785617557" text:style-name="L11">
        <text:list-item>
          <text:p text:style-name="P16">Ej Inloggad</text:p>
        </text:list-item>
      </text:list>
      <text:p text:style-name="Text_20_body"/>
      <text:p text:style-name="P2">Testfall 1.4: Misslyckad inloggning med bara lösenord</text:p>
      <text:p text:style-name="P3">Input</text:p>
      <text:list xml:id="list6210251514331622247" text:style-name="L12">
        <text:list-item>
          <text:p text:style-name="P17">Testfall 1.1 Navigering till sidan</text:p>
        </text:list-item>
        <text:list-item>
          <text:p text:style-name="P17">Lösenord “Password”</text:p>
        </text:list-item>
        <text:list-item>
          <text:p text:style-name="P17">Klicka Logga in</text:p>
        </text:list-item>
      </text:list>
      <text:p text:style-name="P3">Output</text:p>
      <text:list xml:id="list7899854880158014285" text:style-name="L13">
        <text:list-item>
          <text:p text:style-name="P18">Användarnamn saknas</text:p>
        </text:list-item>
      </text:list>
      <text:list xml:id="list5603140636259619099" text:style-name="L14">
        <text:list-item>
          <text:p text:style-name="P19">Ej Inloggad</text:p>
        </text:list-item>
      </text:list>
      <text:p text:style-name="Text_20_body"/>
      <text:p text:style-name="P2">Testfall 1.5: Misslyckad inloggning med fel uppgifter (rätt användarnamn)</text:p>
      <text:p text:style-name="P3">Input</text:p>
      <text:list xml:id="list3904860511837354955" text:style-name="L15">
        <text:list-item>
          <text:p text:style-name="P20">Testfall 1.1 Navigering till sidan</text:p>
        </text:list-item>
        <text:list-item>
          <text:p text:style-name="P20">Användarnamn “Admin”</text:p>
        </text:list-item>
        <text:list-item>
          <text:p text:style-name="P20">Lösenord “notcorrect”</text:p>
        </text:list-item>
        <text:list-item>
          <text:p text:style-name="P20">Klicka Logga in</text:p>
        </text:list-item>
      </text:list>
      <text:p text:style-name="P3">Output</text:p>
      <text:list xml:id="list9045818280799847523" text:style-name="L16">
        <text:list-item>
          <text:p text:style-name="P116">“<text:span text:style-name="T1">Felaktigt användarnamn och/eller lösenord”</text:span></text:p>
        </text:list-item>
      </text:list>
      <text:list xml:id="list4930764210493966421" text:style-name="L17">
        <text:list-item>
          <text:p text:style-name="P21">Användarnamnet är ifyllt</text:p>
        </text:list-item>
      </text:list>
      <text:list xml:id="list1304561786617444637" text:style-name="L18">
        <text:list-item>
          <text:p text:style-name="P22">Ej Inloggad</text:p>
        </text:list-item>
      </text:list>
      <text:p text:style-name="Text_20_body"/>
      <text:p text:style-name="P2">Testfall 1.6: Misslyckad inloggning med fel uppgifter (fel användare, rätt lösen)</text:p>
      <text:p text:style-name="P3">Input</text:p>
      <text:list xml:id="list8718110654728854755" text:style-name="L19">
        <text:list-item>
          <text:p text:style-name="P23">Testfall 1.1 Navigering till sidan</text:p>
        </text:list-item>
        <text:list-item>
          <text:p text:style-name="P23">Användarnamn “Admina”</text:p>
        </text:list-item>
        <text:list-item>
          <text:p text:style-name="P23">Lösenord “Password”</text:p>
        </text:list-item>
        <text:list-item>
          <text:p text:style-name="P23">Klicka Logga in</text:p>
        </text:list-item>
      </text:list>
      <text:p text:style-name="P3">Output</text:p>
      <text:list xml:id="list7974211208371481820" text:style-name="L20">
        <text:list-item>
          <text:p text:style-name="P117">“<text:span text:style-name="T1">Felaktigt användarnamn och/eller lösenord”</text:span></text:p>
        </text:list-item>
      </text:list>
      <text:list xml:id="list1885890341314006095" text:style-name="L21">
        <text:list-item>
          <text:p text:style-name="P24">Användarnamnet (Admina) är ifyllt</text:p>
        </text:list-item>
      </text:list>
      <text:list xml:id="list1250924199164867542" text:style-name="L22">
        <text:list-item>
          <text:p text:style-name="P25">Ej Inloggad</text:p>
        </text:list-item>
      </text:list>
      <text:p text:style-name="Text_20_body"/>
      <text:p text:style-name="P2">Testfall 1.7: Lyckad inloggning med existerande uppgifter</text:p>
      <text:p text:style-name="P3">Input</text:p>
      <text:list xml:id="list4999414269904468518" text:style-name="L23">
        <text:list-item>
          <text:p text:style-name="P26">Testfall 1.1 Navigering till sidan</text:p>
        </text:list-item>
        <text:list-item>
          <text:p text:style-name="P26">Användarnamn “Admin”</text:p>
        </text:list-item>
        <text:list-item>
          <text:p text:style-name="P26">Lösenord “Password”</text:p>
        </text:list-item>
        <text:list-item>
          <text:p text:style-name="P26">Klicka Logga in</text:p>
        </text:list-item>
      </text:list>
      <text:p text:style-name="P3">Output</text:p>
      <text:list xml:id="list302277419094394819" text:style-name="L24">
        <text:list-item>
          <text:p text:style-name="P118">“<text:span text:style-name="T1">Inloggning lyckades”</text:span></text:p>
        </text:list-item>
      </text:list>
      <text:list xml:id="list2562287657062107367" text:style-name="L25">
        <text:list-item>
          <text:p text:style-name="P27">Bloggsidan visas</text:p>
        </text:list-item>
      </text:list>
      <text:list xml:id="list6383249081731465254" text:style-name="L26">
        <text:list-item>
          <text:p text:style-name="P28">Admin är inloggad</text:p>
        </text:list-item>
      </text:list>
      <text:p text:style-name="Text_20_body"/>
      <text:p text:style-name="P2">Testfall 1.8: Inloggad efter omladdning av sidan.</text:p>
      <text:p text:style-name="P1">Input:</text:p>
      <text:list xml:id="list5153030200723456462" text:style-name="L27">
        <text:list-item>
          <text:p text:style-name="P29">Testfall 1.7. Lyckad inloggning</text:p>
        </text:list-item>
        <text:list-item>
          <text:p text:style-name="P29">Ladda om sidan utan att skicka med inloggnings uppgifter.</text:p>
        </text:list-item>
      </text:list>
      <text:h text:style-name="P4" text:outline-level="3">Output:</text:h>
      <text:list xml:id="list575853718835579474" text:style-name="L28">
        <text:list-item>
          <text:p text:style-name="P30">Ingen feedback</text:p>
        </text:list-item>
      </text:list>
      <text:list xml:id="list9059110031018380018" text:style-name="L29">
        <text:list-item>
          <text:p text:style-name="P31">Logga ut knapp</text:p>
        </text:list-item>
      </text:list>
      <text:list xml:id="list4045483935105793263" text:style-name="L30">
        <text:list-item>
          <text:p text:style-name="P32">Admin är inloggad</text:p>
        </text:list-item>
      </text:list>
      <text:p text:style-name="Text_20_body"/>
      <text:h text:style-name="P5" text:outline-level="2">Testfall 2.1: Utloggning</text:h>
      <text:p text:style-name="P1">Input:</text:p>
      <text:list xml:id="list509963812302133555" text:style-name="L31">
        <text:list-item>
          <text:p text:style-name="P33">Testfall 1.7.  Lyckad inloggning</text:p>
        </text:list-item>
        <text:list-item>
          <text:p text:style-name="P33">Klicka Logga ut</text:p>
        </text:list-item>
      </text:list>
      <text:h text:style-name="P4" text:outline-level="3">Output:</text:h>
      <text:list xml:id="list429971976420273873" text:style-name="L32">
        <text:list-item>
          <text:p text:style-name="P119">“<text:span text:style-name="T1">Du har nu loggat ut”</text:span></text:p>
        </text:list-item>
      </text:list>
      <text:list xml:id="list1633039500724642414" text:style-name="L33">
        <text:list-item>
          <text:p text:style-name="P34">Inloggningsfält syns</text:p>
        </text:list-item>
      </text:list>
      <text:list xml:id="list6523433344209801304" text:style-name="L34">
        <text:list-item>
          <text:p text:style-name="P35">Ej inloggad</text:p>
        </text:list-item>
      </text:list>
      <text:p text:style-name="Text_20_body"><text:soft-page-break/></text:p>
      <text:h text:style-name="P5" text:outline-level="2">Testfall 2.2: Utloggning genom att stänga webbläsaren</text:h>
      <text:p text:style-name="P1">Input:</text:p>
      <text:list xml:id="list4320231948018324131" text:style-name="L35">
        <text:list-item>
          <text:p text:style-name="P36">Testfall 1.7. Lyckad inloggning</text:p>
        </text:list-item>
        <text:list-item>
          <text:p text:style-name="P36">Stäng webbläsaren (alla flikar och fönster)</text:p>
        </text:list-item>
        <text:list-item>
          <text:p text:style-name="P36">Starta webbläsaren</text:p>
        </text:list-item>
        <text:list-item>
          <text:p text:style-name="P36">Testfall 1.1 Navigering till sidan</text:p>
        </text:list-item>
      </text:list>
      <text:h text:style-name="P4" text:outline-level="3">Output:</text:h>
      <text:list xml:id="list4784209457916485433" text:style-name="L36">
        <text:list-item>
          <text:p text:style-name="P37">Se testfall 1.1</text:p>
        </text:list-item>
      </text:list>
      <text:p text:style-name="Text_20_body"/>
      <text:h text:style-name="P5" text:outline-level="2">Testfall 2.3: Utloggad efter omladdning av sidan</text:h>
      <text:p text:style-name="P1">Input:</text:p>
      <text:list xml:id="list4830676784009244590" text:style-name="L37">
        <text:list-item>
          <text:p text:style-name="P38">Testfall 2.1. Utloggning</text:p>
        </text:list-item>
        <text:list-item>
          <text:p text:style-name="P38">Ladda om sidan</text:p>
        </text:list-item>
      </text:list>
      <text:h text:style-name="P4" text:outline-level="3">Output:</text:h>
      <text:list xml:id="list6381970940842191219" text:style-name="L38">
        <text:list-item>
          <text:p text:style-name="P39">Ingen feedback</text:p>
        </text:list-item>
      </text:list>
      <text:list xml:id="list63727180581842032" text:style-name="L39">
        <text:list-item>
          <text:p text:style-name="P40">Inloggningsfält och registrering syns</text:p>
        </text:list-item>
      </text:list>
      <text:list xml:id="list1503752453713628176" text:style-name="L40">
        <text:list-item>
          <text:p text:style-name="P41">Ej inloggad</text:p>
        </text:list-item>
      </text:list>
      <text:p text:style-name="Text_20_body"/>
      <text:h text:style-name="P5" text:outline-level="2">Testfall 2.4: Utloggad i alla flikar</text:h>
      <text:p text:style-name="P1">Input:</text:p>
      <text:list xml:id="list3006936122644162405" text:style-name="L41">
        <text:list-item>
          <text:p text:style-name="P42">Öppna två flikar i webbläsaren</text:p>
        </text:list-item>
        <text:list-item>
          <text:p text:style-name="P42">Flik 1. Testfall 1.7. Lyckad inloggning</text:p>
        </text:list-item>
        <text:list-item>
          <text:p text:style-name="P42">Öppna applikationen i ännu en webbläsar-flik, du skall vara inloggad där</text:p>
        </text:list-item>
        <text:list-item>
          <text:p text:style-name="P42">Flik 1. Klicka Logga ut</text:p>
        </text:list-item>
        <text:list-item>
          <text:p text:style-name="P42">Flik 2. Ladda om sidan</text:p>
        </text:list-item>
      </text:list>
      <text:h text:style-name="P4" text:outline-level="3">Output:</text:h>
      <text:list xml:id="list3249267450355888782" text:style-name="L42">
        <text:list-item>
          <text:p text:style-name="P43">Flik 1. “Du har nu loggat ut”</text:p>
        </text:list-item>
        <text:list-item>
          <text:p text:style-name="P43">Flik 2. Ingen feedback</text:p>
        </text:list-item>
      </text:list>
      <text:list xml:id="list9203864571502165726" text:style-name="L43">
        <text:list-item>
          <text:p text:style-name="P44">Inloggningsfält syns i båda flikarna</text:p>
        </text:list-item>
      </text:list>
      <text:list xml:id="list3626971453735396919" text:style-name="L44">
        <text:list-item>
          <text:p text:style-name="P45">Ej inloggad i båda flikarna</text:p>
        </text:list-item>
      </text:list>
      <text:p text:style-name="Text_20_body"/>
      <text:h text:style-name="P5" text:outline-level="2">Testfall 3.1: Inloggning med “Håll mig inloggad”</text:h>
      <text:p text:style-name="P1">Input:</text:p>
      <text:list xml:id="list2744551553686953677" text:style-name="L45">
        <text:list-item>
          <text:p text:style-name="P46">Testfall 1.1 Navigering till sidan</text:p>
        </text:list-item>
        <text:list-item>
          <text:p text:style-name="P46">Användarnamn “Admin”</text:p>
        </text:list-item>
        <text:list-item>
          <text:p text:style-name="P46">Lösenord “Password”</text:p>
        </text:list-item>
        <text:list-item>
          <text:p text:style-name="P46">Klicka i “Håll mig inloggad”</text:p>
        </text:list-item>
        <text:list-item>
          <text:p text:style-name="P46">Klicka Logga in</text:p>
        </text:list-item>
      </text:list>
      <text:h text:style-name="P4" text:outline-level="3">Output:</text:h>
      <text:list xml:id="list198939464154331361" text:style-name="L46">
        <text:list-item>
          <text:p text:style-name="P120">“<text:span text:style-name="T1">Inloggning lyckades och vi kommer ihåg dig nästa gång”</text:span></text:p>
        </text:list-item>
      </text:list>
      <text:list xml:id="list3214285832594379163" text:style-name="L47">
        <text:list-item>
          <text:p text:style-name="P47">Logga ut länk/knapp</text:p>
        </text:list-item>
      </text:list>
      <text:list xml:id="list3176510593689638790" text:style-name="L48">
        <text:list-item>
          <text:p text:style-name="P48">Admin är inloggad</text:p>
        </text:list-item>
        <text:list-item>
          <text:p text:style-name="P48">Klienten har satt kakor för användaruppgifterna (verifiera via ex firebug)<text:line-break/>Notera att lösenordet inte är i klartext.</text:p>
        </text:list-item>
      </text:list>
      <text:p text:style-name="Text_20_body"/>
      <text:h text:style-name="P5" text:outline-level="2">Testfall 3.2: Vid omladdning försvinner feedback</text:h>
      <text:p text:style-name="P1">Input:</text:p>
      <text:list xml:id="list3202775449485999419" text:style-name="L49">
        <text:list-item>
          <text:p text:style-name="P49">Testfall 3.1 Inloggning med håll mig inloggad</text:p>
        </text:list-item>
        <text:list-item>
          <text:p text:style-name="P49">Ladda om sidan med ex F5</text:p>
        </text:list-item>
      </text:list>
      <text:h text:style-name="P4" text:outline-level="3">Output:</text:h>
      <text:list xml:id="list1738056514707595312" text:style-name="L50">
        <text:list-item>
          <text:p text:style-name="P50">Ingen feedback</text:p>
        </text:list-item>
      </text:list>
      <text:list xml:id="list5033577485501805303" text:style-name="L51">
        <text:list-item>
          <text:p text:style-name="P51">Logga ut länk/knapp</text:p>
        </text:list-item>
      </text:list>
      <text:list xml:id="list6577751282833476100" text:style-name="L52">
        <text:list-item>
          <text:p text:style-name="P52">Admin är inloggad</text:p>
        </text:list-item>
        <text:list-item>
          <text:p text:style-name="P52">Klienten har satt kakor för användaruppgifterna (verifiera via ex firebug)</text:p>
        </text:list-item>
      </text:list>
      <text:h text:style-name="P5" text:outline-level="2">Testfall 3.3: Inloggning med hjälp utav kakor</text:h>
      <text:p text:style-name="P1">Input:</text:p>
      <text:list xml:id="list3230958289593933988" text:style-name="L53">
        <text:list-item>
          <text:p text:style-name="P53">Testfall 3.1 Inloggning med håll mig inloggad</text:p>
        </text:list-item>
        <text:list-item>
          <text:p text:style-name="P53">Avsluta sessionen i webbläsaren.<text:line-break/>Ex. Stäng alla webbläsarfönster eller använd ex firebug för att ta bort kakan PHPSESSID, behåll andra kakor.</text:p>
        </text:list-item>
        <text:list-item>
          <text:p text:style-name="P53">Ladda om sidan innan kakornas giltighet slutar</text:p>
        </text:list-item>
      </text:list>
      <text:h text:style-name="P4" text:outline-level="3">Output:</text:h>
      <text:list xml:id="list5672090259951021262" text:style-name="L54">
        <text:list-item>
          <text:p text:style-name="P54">Inloggning lyckades via cookies</text:p>
        </text:list-item>
      </text:list>
      <text:list xml:id="list3152050232636029315" text:style-name="L55">
        <text:list-item>
          <text:p text:style-name="P55">Logga ut länk/knapp</text:p>
        </text:list-item>
      </text:list>
      <text:list xml:id="list7765993328621039772" text:style-name="L56">
        <text:list-item>
          <text:p text:style-name="P56">Admin är inloggad</text:p>
        </text:list-item>
        <text:list-item>
          <text:p text:style-name="P56">Klienten har satt kakor för användaruppgifterna (verifiera via ex firebug)</text:p>
        </text:list-item>
      </text:list>
      <text:p text:style-name="Text_20_body"/>
      <text:h text:style-name="P5" text:outline-level="2">Testfall 3.4: Misslyckad inloggning med manipulerad kaka</text:h>
      <text:p text:style-name="P3">Input:</text:p>
      <text:list xml:id="list3993118038205094889" text:style-name="L57">
        <text:list-item>
          <text:p text:style-name="P57">Testfall 3.1 Inloggning med håll mig inloggad</text:p>
        </text:list-item>
        <text:list-item>
          <text:p text:style-name="P57">Ta bort kakan PHPSESSID</text:p>
        </text:list-item>
        <text:list-item>
          <text:p text:style-name="P57">Ändra innehållet i lösenordet, behåll kaka för användarnamn (Firebug)</text:p>
        </text:list-item>
        <text:list-item>
          <text:p text:style-name="P57">Ladda om sidan genom att markera URL’en och trycka enter innan kakornas giltighet slutar</text:p>
        </text:list-item>
      </text:list>
      <text:h text:style-name="P4" text:outline-level="3">Output:</text:h>
      <text:list xml:id="list8940648006742172012" text:style-name="L58">
        <text:list-item>
          <text:p text:style-name="P121">“<text:span text:style-name="T1">Felaktig information i cookie”</text:span></text:p>
        </text:list-item>
      </text:list>
      <text:list xml:id="list4814330646833544146" text:style-name="L59">
        <text:list-item>
          <text:p text:style-name="P58">Ej inloggad</text:p>
        </text:list-item>
        <text:list-item>
          <text:p text:style-name="P58">Kakor för inloggning saknas</text:p>
        </text:list-item>
      </text:list>
      <text:p text:style-name="Text_20_body"/>
      <text:h text:style-name="P5" text:outline-level="2">Testfall 3.5: Misslyckad inloggning med manipulerad för gammal kaka</text:h>
      <text:p text:style-name="P1">Input:</text:p>
      <text:list xml:id="list6061984142841152051" text:style-name="L60">
        <text:list-item>
          <text:p text:style-name="P59"><text:soft-page-break/>Testfall 3.1 Inloggning med håll mig inloggad</text:p>
        </text:list-item>
        <text:list-item>
          <text:p text:style-name="P59">Ta bort kakan PHPSESSID</text:p>
        </text:list-item>
        <text:list-item>
          <text:p text:style-name="P59">Ändra Förfallodatumet för kakorna till ett senare datum</text:p>
        </text:list-item>
        <text:list-item>
          <text:p text:style-name="P59">Ladda om sidan EFTER att kakans orginalförfallotid slutat.</text:p>
        </text:list-item>
      </text:list>
      <text:h text:style-name="P4" text:outline-level="3">Output:</text:h>
      <text:list xml:id="list6268768976020013574" text:style-name="L61">
        <text:list-item>
          <text:p text:style-name="P122">“<text:span text:style-name="T1">Felaktig information i cookie”</text:span></text:p>
        </text:list-item>
      </text:list>
      <text:list xml:id="list8446218116842666174" text:style-name="L62">
        <text:list-item>
          <text:p text:style-name="P60">Ej inloggad</text:p>
        </text:list-item>
        <text:list-item>
          <text:p text:style-name="P60">Kakor för inloggning saknas </text:p>
        </text:list-item>
      </text:list>
      <text:p text:style-name="Text_20_body"/>
      <text:h text:style-name="P5" text:outline-level="2">Testfall 3.6 Motverka sessionsstölder</text:h>
      <text:p text:style-name="P1">Input:</text:p>
      <text:list xml:id="list2762595111128050505" text:style-name="L63">
        <text:list-item>
          <text:p text:style-name="P61">Starta två olika webbläsare, W1, W2, Exempelvis Firefox och Chrome.</text:p>
        </text:list-item>
        <text:list-item>
          <text:p text:style-name="P61">W1. Testfall 1.7. Lyckad inloggning</text:p>
        </text:list-item>
        <text:list-item>
          <text:p text:style-name="P61">W2. Testfall 1.1 Navigera till sidan.</text:p>
        </text:list-item>
        <text:list-item>
          <text:p text:style-name="P61">W1. Kopiera PHPSESSID kakans värden</text:p>
        </text:list-item>
        <text:list-item>
          <text:p text:style-name="P61">W2. I firebug återskapa PHPSESSID genom att skapa en identisk kaka som i W1.</text:p>
        </text:list-item>
        <text:list-item>
          <text:p text:style-name="P61">W2. Ladda om sidan ex med F5</text:p>
        </text:list-item>
      </text:list>
      <text:h text:style-name="P4" text:outline-level="3">Output:</text:h>
      <text:list xml:id="list3612556909676623472" text:style-name="L64">
        <text:list-item>
          <text:p text:style-name="P62">W2. Ingen feedback</text:p>
        </text:list-item>
      </text:list>
      <text:list xml:id="list1487643867163677303" text:style-name="L65">
        <text:list-item>
          <text:p text:style-name="P63">W2. Ej inloggad</text:p>
        </text:list-item>
        <text:list-item>
          <text:p text:style-name="P63">W1. Inloggad</text:p>
        </text:list-item>
      </text:list>
      <text:p text:style-name="Text_20_body"/>
      <text:p text:style-name="P2">Testfall 4.1: Registrera utan uppgifter misslyckas</text:p>
      <text:p text:style-name="P1">Input:</text:p>
      <text:list xml:id="list6282345701666376443" text:style-name="L66">
        <text:list-item>
          <text:p text:style-name="P64">Testfall 4.1. Visa registreringsformulär</text:p>
        </text:list-item>
        <text:list-item>
          <text:p text:style-name="P64">Klicka “Registrera”</text:p>
        </text:list-item>
      </text:list>
      <text:h text:style-name="P4" text:outline-level="3">Output:</text:h>
      <text:list xml:id="list1725056092447252155" text:style-name="L67">
        <text:list-item>
          <text:p text:style-name="P123">“<text:span text:style-name="T1">Användarnamnet har för få tecken. Minst 3 tecken”</text:span></text:p>
        </text:list-item>
        <text:list-item>
          <text:p text:style-name="P123">“<text:span text:style-name="T1">Lösenorden har för få tecken. Minst 6 tecken”</text:span></text:p>
        </text:list-item>
        <text:list-item>
          <text:p text:style-name="P65">Ej Inloggad, Registrerar användare</text:p>
        </text:list-item>
      </text:list>
      <text:p text:style-name="Text_20_body"/>
      <text:p text:style-name="P2">Testfall 4.2: Registrera med bara användarnamn misslyckas</text:p>
      <text:p text:style-name="P1">Input:</text:p>
      <text:list xml:id="list7480400287568934616" text:style-name="L68">
        <text:list-item>
          <text:p text:style-name="P66">Testfall 4.1. Visa registreringsformulär</text:p>
        </text:list-item>
        <text:list-item>
          <text:p text:style-name="P66">Fyll i Namn: “admina”</text:p>
        </text:list-item>
        <text:list-item>
          <text:p text:style-name="P66">Klicka “Registrera”</text:p>
        </text:list-item>
      </text:list>
      <text:h text:style-name="P4" text:outline-level="3">Output:</text:h>
      <text:list xml:id="list5091706651216314603" text:style-name="L69">
        <text:list-item>
          <text:p text:style-name="P124">“<text:span text:style-name="T1">Lösenorden har för få tecken. Minst 6 tecken”</text:span></text:p>
        </text:list-item>
      </text:list>
      <text:list xml:id="list3788202413076820169" text:style-name="L70">
        <text:list-item>
          <text:p text:style-name="P67">Ej Inloggad, Registrerar användare</text:p>
        </text:list-item>
        <text:list-item>
          <text:p text:style-name="P67">Namn är ifyllt “admina”</text:p>
        </text:list-item>
      </text:list>
      <text:p text:style-name="Text_20_body"/>
      <text:p text:style-name="P2">Testfall 4.3: Registrera med kort användarnamn misslyckas</text:p>
      <text:p text:style-name="P1">Input:</text:p>
      <text:list xml:id="list1402143233471194399" text:style-name="L71">
        <text:list-item>
          <text:p text:style-name="P68">Testfall 4.1. Visa registreringsformulär</text:p>
        </text:list-item>
        <text:list-item>
          <text:p text:style-name="P68">Fyll i Namn: “ad”</text:p>
        </text:list-item>
        <text:list-item>
          <text:p text:style-name="P68">Fyll i Lösenord: “Password”</text:p>
        </text:list-item>
        <text:list-item>
          <text:p text:style-name="P68">Fyll i Repetera Lösenord: “Password”</text:p>
        </text:list-item>
        <text:list-item>
          <text:p text:style-name="P68">Klicka “Registrera”</text:p>
        </text:list-item>
      </text:list>
      <text:h text:style-name="P4" text:outline-level="3">Output:</text:h>
      <text:list xml:id="list4603402593987161567" text:style-name="L72">
        <text:list-item>
          <text:p text:style-name="P125">“<text:span text:style-name="T1">Användarnamnet har för få tecken. Minst 3 tecken”</text:span></text:p>
        </text:list-item>
      </text:list>
      <text:list xml:id="list8391942741536697985" text:style-name="L73">
        <text:list-item>
          <text:p text:style-name="P69">Ej Inloggad, Registrerar användare</text:p>
        </text:list-item>
        <text:list-item>
          <text:p text:style-name="P69">Namn är ifyllt “ad”</text:p>
        </text:list-item>
      </text:list>
      <text:p text:style-name="Text_20_body"/>
      <text:p text:style-name="P2">Testfall 4.4: Registrera med kort lösenord misslyckas</text:p>
      <text:p text:style-name="P1">Input:</text:p>
      <text:list xml:id="list3142798139117836225" text:style-name="L74">
        <text:list-item>
          <text:p text:style-name="P70">Testfall 4.1. Visa registreringsformulär</text:p>
        </text:list-item>
        <text:list-item>
          <text:p text:style-name="P70">Fyll i Namn: “admina”</text:p>
        </text:list-item>
        <text:list-item>
          <text:p text:style-name="P70">Fyll i Lösenord: “Pass”</text:p>
        </text:list-item>
        <text:list-item>
          <text:p text:style-name="P70">Fyll i Repetera Lösenord: “Pass”</text:p>
        </text:list-item>
        <text:list-item>
          <text:p text:style-name="P70">Klicka “Registrera”</text:p>
        </text:list-item>
      </text:list>
      <text:h text:style-name="P4" text:outline-level="3">Output:</text:h>
      <text:list xml:id="list1803428690351201185" text:style-name="L75">
        <text:list-item>
          <text:p text:style-name="P126">“<text:span text:style-name="T1">Lösenorden har för få tecken. Minst 6 tecken”</text:span></text:p>
        </text:list-item>
      </text:list>
      <text:list xml:id="list1814171402531905350" text:style-name="L76">
        <text:list-item>
          <text:p text:style-name="P71">Ej Inloggad, Registrerar användare</text:p>
        </text:list-item>
        <text:list-item>
          <text:p text:style-name="P71">Namn är ifyllt “admina”</text:p>
        </text:list-item>
      </text:list>
      <text:p text:style-name="Text_20_body"/>
      <text:p text:style-name="P2">Testfall 4.5: Registrera med olika lösenord misslyckas</text:p>
      <text:p text:style-name="P1">Input:</text:p>
      <text:list xml:id="list7230426994698793624" text:style-name="L77">
        <text:list-item>
          <text:p text:style-name="P72">Testfall 4.1. Visa registreringsformulär</text:p>
        </text:list-item>
        <text:list-item>
          <text:p text:style-name="P72">Fyll i Namn: “admina”</text:p>
        </text:list-item>
        <text:list-item>
          <text:p text:style-name="P72">Fyll i Lösenord: “Password”</text:p>
        </text:list-item>
        <text:list-item>
          <text:p text:style-name="P72">Fyll i Repetera Lösenord: “password” &lt;-notera liten bokstav</text:p>
        </text:list-item>
        <text:list-item>
          <text:p text:style-name="P72">Klicka “Registrera”</text:p>
        </text:list-item>
      </text:list>
      <text:h text:style-name="P4" text:outline-level="3">Output:</text:h>
      <text:list xml:id="list3882631637974445570" text:style-name="L78">
        <text:list-item>
          <text:p text:style-name="P127">“<text:span text:style-name="T1">Lösenorden matchar inte.”</text:span></text:p>
        </text:list-item>
      </text:list>
      <text:list xml:id="list4892230115831480967" text:style-name="L79">
        <text:list-item>
          <text:p text:style-name="P73">Ej Inloggad, Registrerar användare</text:p>
        </text:list-item>
        <text:list-item>
          <text:p text:style-name="P73">Namn är ifyllt “admina”</text:p>
        </text:list-item>
      </text:list>
      <text:p text:style-name="Text_20_body"/>
      <text:p text:style-name="P2">Testfall 4.6: Registrera med existerande användare misslyckas</text:p>
      <text:p text:style-name="P1">Input:</text:p>
      <text:list xml:id="list1091496123489758936" text:style-name="L80">
        <text:list-item>
          <text:p text:style-name="P74">Testfall 4.1. Visa registreringsformulär</text:p>
        </text:list-item>
        <text:list-item>
          <text:p text:style-name="P74">Fyll i Namn: “Admin”</text:p>
        </text:list-item>
        <text:list-item>
          <text:p text:style-name="P74">Fyll i Lösenord: “Somehax”</text:p>
        </text:list-item>
        <text:list-item>
          <text:p text:style-name="P74">Fyll i Repetera Lösenord: “Somehax”</text:p>
        </text:list-item>
        <text:list-item>
          <text:p text:style-name="P74">Klicka “Registrera”</text:p>
        </text:list-item>
      </text:list>
      <text:h text:style-name="P4" text:outline-level="3"><text:soft-page-break/>Output:</text:h>
      <text:list xml:id="list5042700275003237775" text:style-name="L81">
        <text:list-item>
          <text:p text:style-name="P128">“<text:span text:style-name="T1">Användarnamnet är redan upptaget”</text:span></text:p>
        </text:list-item>
      </text:list>
      <text:list xml:id="list434258467140011432" text:style-name="L82">
        <text:list-item>
          <text:p text:style-name="P75">Ej Inloggad, Registrerar användare</text:p>
        </text:list-item>
        <text:list-item>
          <text:p text:style-name="P75">Namn är ifyllt “Admin”</text:p>
        </text:list-item>
      </text:list>
      <text:p text:style-name="Text_20_body"/>
      <text:p text:style-name="P2">Testfall 4.7: Registrera med ogiltiga tecken misslyckas</text:p>
      <text:p text:style-name="P1">Input:</text:p>
      <text:list xml:id="list4882440513163138271" text:style-name="L83">
        <text:list-item>
          <text:p text:style-name="P76">Testfall 4.1. Visa registreringsformulär</text:p>
        </text:list-item>
        <text:list-item>
          <text:p text:style-name="P76">Fyll i Namn: “&lt;a&gt;hasTags”</text:p>
        </text:list-item>
        <text:list-item>
          <text:p text:style-name="P76">Fyll i Lösenord: “Somehax”</text:p>
        </text:list-item>
        <text:list-item>
          <text:p text:style-name="P76">Fyll i Repetera Lösenord: “Somehax” </text:p>
        </text:list-item>
        <text:list-item>
          <text:p text:style-name="P76">Klicka “Registrera”</text:p>
        </text:list-item>
      </text:list>
      <text:h text:style-name="P4" text:outline-level="3">Output:</text:h>
      <text:list xml:id="list3348869249998036179" text:style-name="L84">
        <text:list-item>
          <text:p text:style-name="P77">Användarnamnet innehåller ogiltiga tecken</text:p>
        </text:list-item>
      </text:list>
      <text:list xml:id="list2557698691459281640" text:style-name="L85">
        <text:list-item>
          <text:p text:style-name="P78">Ej Inloggad, Registrerar användare</text:p>
        </text:list-item>
        <text:list-item>
          <text:p text:style-name="P78">Namn är ifyllt “hasTags” och filtrerat, ogiltiga tecken är borttagna</text:p>
        </text:list-item>
      </text:list>
      <text:p text:style-name="Text_20_body"/>
      <text:p text:style-name="P2">Testfall 4.8: Lyckad registrering</text:p>
      <text:p text:style-name="P1">Input:</text:p>
      <text:list xml:id="list8744841531130733515" text:style-name="L86">
        <text:list-item>
          <text:p text:style-name="P79">Testfall 4.1. Visa registreringsformulär</text:p>
        </text:list-item>
        <text:list-item>
          <text:p text:style-name="P79">Fyll i Namn: “admina”</text:p>
        </text:list-item>
        <text:list-item>
          <text:p text:style-name="P79">Fyll i Lösenord: “Losenord”</text:p>
        </text:list-item>
        <text:list-item>
          <text:p text:style-name="P79">Fyll i Repetera Lösenord: “Losenord” </text:p>
        </text:list-item>
        <text:list-item>
          <text:p text:style-name="P79">Klicka “Registrera”</text:p>
        </text:list-item>
      </text:list>
      <text:h text:style-name="P4" text:outline-level="3">Output:</text:h>
      <text:list xml:id="list4270929733605732195" text:style-name="L87">
        <text:list-item>
          <text:p text:style-name="P129">“<text:span text:style-name="T1">Registrering av ny användare lyckades”</text:span></text:p>
        </text:list-item>
      </text:list>
      <text:list xml:id="list760221341856847466" text:style-name="L88">
        <text:list-item>
          <text:p text:style-name="P80">Ej Inloggad</text:p>
        </text:list-item>
        <text:list-item>
          <text:p text:style-name="P80">Användarnamn ifyllt “admina”</text:p>
        </text:list-item>
        <text:list-item>
          <text:p text:style-name="P80">Visar inloggningsformulär</text:p>
        </text:list-item>
      </text:list>
      <text:p text:style-name="Text_20_body"/>
      <text:h text:style-name="P5" text:outline-level="2">Testfall 4.9: Lyckad inloggning med nyskapad användare</text:h>
      <text:p text:style-name="P1">Input:</text:p>
      <text:list xml:id="list3490381427483238018" text:style-name="L89">
        <text:list-item>
          <text:p text:style-name="P81">Testfall 1.1.</text:p>
        </text:list-item>
        <text:list-item>
          <text:p text:style-name="P81">Användarnamn “admina”</text:p>
        </text:list-item>
        <text:list-item>
          <text:p text:style-name="P81">Lösenord “Losenord”</text:p>
        </text:list-item>
        <text:list-item>
          <text:p text:style-name="P81">Klicka Logga in</text:p>
        </text:list-item>
      </text:list>
      <text:h text:style-name="P4" text:outline-level="3">Output:</text:h>
      <text:list xml:id="list5955002898839441616" text:style-name="L90">
        <text:list-item>
          <text:p text:style-name="P130">“<text:span text:style-name="T1">Inloggning lyckades”</text:span></text:p>
        </text:list-item>
      </text:list>
      <text:list xml:id="list5437980461311926441" text:style-name="L91">
        <text:list-item>
          <text:p text:style-name="P82">Logga ut länk/knapp</text:p>
        </text:list-item>
      </text:list>
      <text:list xml:id="list8996867569104859164" text:style-name="L92">
        <text:list-item>
          <text:p text:style-name="P131">“<text:span text:style-name="T1">admina är inloggad”</text:span></text:p>
        </text:list-item>
      </text:list>
      <text:p text:style-name="Text_20_body"/>
      <text:p text:style-name="P3">Alla tesftall från 5 och uppåt kräver att man är inloggad i någon form</text:p>
      <text:p text:style-name="P3">Vissa testfall kräver att man är inloggad som Admin eller User, då står det.</text:p>
      <text:p text:style-name="P2">Testfall 5.1: Ladda upp fil med fel format</text:p>
      <text:p text:style-name="P3">Input: </text:p>
      <text:list xml:id="list1193884970773783318" text:style-name="L93">
        <text:list-item>
          <text:p text:style-name="P83">Tryck på Välj fil</text:p>
        </text:list-item>
        <text:list-item>
          <text:p text:style-name="P83">Välj en fil som inte är en .JPG .PNG .JPEG</text:p>
        </text:list-item>
        <text:list-item>
          <text:p text:style-name="P83">Skriv en rubrik</text:p>
        </text:list-item>
        <text:list-item>
          <text:p text:style-name="P83">Tryck på Upload</text:p>
        </text:list-item>
      </text:list>
      <text:p text:style-name="P3">Output</text:p>
      <text:list xml:id="list2599150158554302574" text:style-name="L94">
        <text:list-item>
          <text:p text:style-name="P84">Ingen uppladdning</text:p>
        </text:list-item>
      </text:list>
      <text:list xml:id="list2221004640885643278" text:style-name="L95">
        <text:list-item>
          <text:p text:style-name="P132">“<text:span text:style-name="T1">Fel filformat”</text:span></text:p>
        </text:list-item>
      </text:list>
      <text:p text:style-name="Text_20_body"/>
      <text:p text:style-name="P2">Testfall 5.2: Ladda upp fil utan rubrik</text:p>
      <text:p text:style-name="P3">Input: </text:p>
      <text:list xml:id="list8649312821367717992" text:style-name="L96">
        <text:list-item>
          <text:p text:style-name="P85">Tryck på Välj fil</text:p>
        </text:list-item>
        <text:list-item>
          <text:p text:style-name="P85">Välj en fil som är en .JPG .PNG .JPEG</text:p>
        </text:list-item>
        <text:list-item>
          <text:p text:style-name="P85">Skriv inte en rubrik</text:p>
        </text:list-item>
        <text:list-item>
          <text:p text:style-name="P85">Tryck på Upload</text:p>
        </text:list-item>
      </text:list>
      <text:p text:style-name="P3">Output</text:p>
      <text:list xml:id="list9054608249396378567" text:style-name="L97">
        <text:list-item>
          <text:p text:style-name="P86">Ingen uppladdning</text:p>
        </text:list-item>
      </text:list>
      <text:list xml:id="list8426951974844244092" text:style-name="L98">
        <text:list-item>
          <text:p text:style-name="P133">“<text:span text:style-name="T1">Det gick inte att ladda upp bilden”</text:span></text:p>
        </text:list-item>
      </text:list>
      <text:p text:style-name="Text_20_body"/>
      <text:p text:style-name="P2">Testfall 5.3: Ladda upp fil lyckas</text:p>
      <text:p text:style-name="P3">Input: </text:p>
      <text:list xml:id="list2058529111295296097" text:style-name="L99">
        <text:list-item>
          <text:p text:style-name="P87">Tryck på Välj fil</text:p>
        </text:list-item>
        <text:list-item>
          <text:p text:style-name="P87">Välj en fil som är en .JPG .PNG .JPEG</text:p>
        </text:list-item>
        <text:list-item>
          <text:p text:style-name="P87">Tryck på Upload</text:p>
        </text:list-item>
      </text:list>
      <text:p text:style-name="P3">Output</text:p>
      <text:list xml:id="list294737896635766733" text:style-name="L100">
        <text:list-item>
          <text:p text:style-name="P88">Lyckad uppladdning</text:p>
        </text:list-item>
      </text:list>
      <text:list xml:id="list952575068217088841" text:style-name="L101">
        <text:list-item>
          <text:p text:style-name="P89">{filnamn} är uppladdad</text:p>
        </text:list-item>
      </text:list>
      <text:p text:style-name="Text_20_body"/>
      <text:p text:style-name="P2">Testfall 5.4: Misslyckad kommentar</text:p>
      <text:p text:style-name="P3">Input: </text:p>
      <text:list xml:id="list3289696921046502904" text:style-name="L102">
        <text:list-item>
          <text:p text:style-name="P90">Skriv ingen kommentar</text:p>
        </text:list-item>
        <text:list-item>
          <text:p text:style-name="P90">Tryck på Kommentera</text:p>
        </text:list-item>
      </text:list>
      <text:p text:style-name="P3">Output</text:p>
      <text:list xml:id="list5408474074781336503" text:style-name="L103">
        <text:list-item>
          <text:p text:style-name="P91">Ingen kommentar blir uppladdad</text:p>
        </text:list-item>
      </text:list>
      <text:list xml:id="list1242746250799321552" text:style-name="L104">
        <text:list-item>
          <text:p text:style-name="P134">“<text:span text:style-name="T1">Det gick inte att kommentera”</text:span></text:p>
        </text:list-item>
      </text:list>
      <text:p text:style-name="Text_20_body"/>
      <text:p text:style-name="P2">Testfall 5.5: Misslyckad kommentar med ett script</text:p>
      <text:p text:style-name="P3">Input: </text:p>
      <text:list xml:id="list8674336318361516665" text:style-name="L105">
        <text:list-item>
          <text:p text:style-name="P92">Skriv &lt;script&gt;alert(“hej”)&lt;/script&gt; i kommentarfältet</text:p>
        </text:list-item>
        <text:list-item>
          <text:p text:style-name="P92">Tryck på Kommentera</text:p>
        </text:list-item>
      </text:list>
      <text:p text:style-name="P3">Output</text:p>
      <text:list xml:id="list8248150685055002897" text:style-name="L106">
        <text:list-item>
          <text:p text:style-name="P93">Ingen kommentar blir uppladdad</text:p>
        </text:list-item>
      </text:list>
      <text:list xml:id="list1812427790139813264" text:style-name="L107">
        <text:list-item>
          <text:p text:style-name="P135">“<text:span text:style-name="T1">Det gick inte att kommentera”</text:span></text:p>
        </text:list-item>
      </text:list>
      <text:p text:style-name="Text_20_body"/>
      <text:p text:style-name="P2">Testfall 5.6: Lyckad kommentar</text:p>
      <text:p text:style-name="P3">Input: </text:p>
      <text:list xml:id="list5097694777703711474" text:style-name="L108">
        <text:list-item>
          <text:p text:style-name="P94">Skriv en kommentar</text:p>
        </text:list-item>
        <text:list-item>
          <text:p text:style-name="P94">Tryck på Kommentera</text:p>
        </text:list-item>
      </text:list>
      <text:p text:style-name="P3">Output</text:p>
      <text:list xml:id="list6064517449958983679" text:style-name="L109">
        <text:list-item>
          <text:p text:style-name="P95"><text:soft-page-break/>Kommentar blir uppladdad</text:p>
        </text:list-item>
      </text:list>
      <text:list xml:id="list4107434892566652734" text:style-name="L110">
        <text:list-item>
          <text:p text:style-name="P136">“<text:span text:style-name="T1">Du har kommenterat”</text:span></text:p>
        </text:list-item>
      </text:list>
      <text:p text:style-name="Text_20_body"/>
      <text:p text:style-name="P2">Testfall 5.7: Ta bort kommentar som Admin</text:p>
      <text:p text:style-name="P3">Input:</text:p>
      <text:list xml:id="list1117764045913353495" text:style-name="L111">
        <text:list-item>
          <text:p text:style-name="P96">Inloggad som Admin</text:p>
        </text:list-item>
        <text:list-item>
          <text:p text:style-name="P96">Tryck på Ta Bort Kommentera</text:p>
        </text:list-item>
      </text:list>
      <text:p text:style-name="P3">Output</text:p>
      <text:list xml:id="list5105879942941576586" text:style-name="L112">
        <text:list-item>
          <text:p text:style-name="P137">“<text:span text:style-name="T1">Kommentaren är borttagen”</text:span></text:p>
        </text:list-item>
      </text:list>
      <text:p text:style-name="Text_20_body"/>
      <text:p text:style-name="P2">Testfall 5.8: Ta bort kommentar som User</text:p>
      <text:p text:style-name="P3">Input:</text:p>
      <text:list xml:id="list4551551696307537552" text:style-name="L113">
        <text:list-item>
          <text:p text:style-name="P97">Inloggad som en User</text:p>
        </text:list-item>
        <text:list-item>
          <text:p text:style-name="P97">Tryck på Ta Bort Kommentera</text:p>
        </text:list-item>
      </text:list>
      <text:p text:style-name="P3">Output</text:p>
      <text:list xml:id="list6149856823846516148" text:style-name="L114">
        <text:list-item>
          <text:p text:style-name="P138">“<text:span text:style-name="T1">Kommentaren är borttagen”</text:span></text:p>
        </text:list-item>
      </text:list>
      <text:p text:style-name="Text_20_body"/>
      <text:p text:style-name="P2">Testfall 5.9: Ta bort inlägg som Admin</text:p>
      <text:p text:style-name="P3">Input:</text:p>
      <text:list xml:id="list2182666835573920006" text:style-name="L115">
        <text:list-item>
          <text:p text:style-name="P98">Inloggad som Admin</text:p>
        </text:list-item>
        <text:list-item>
          <text:p text:style-name="P98">Tryck på Ta Bort Inlägg</text:p>
        </text:list-item>
      </text:list>
      <text:p text:style-name="P3">Output</text:p>
      <text:list xml:id="list8798347102987198013" text:style-name="L116">
        <text:list-item>
          <text:p text:style-name="P139">“<text:span text:style-name="T1">Kommentaren är borttagen”</text:span></text:p>
        </text:list-item>
      </text:list>
      <text:p text:style-name="Text_20_body"/>
      <text:p text:style-name="P2">Testfall 5.10: Ta bort inlägg som User</text:p>
      <text:p text:style-name="P3">Input:</text:p>
      <text:list xml:id="list7377164271169772717" text:style-name="L117">
        <text:list-item>
          <text:p text:style-name="P99">Inloggad som User</text:p>
        </text:list-item>
        <text:list-item>
          <text:p text:style-name="P99">Tryck på Ta Bort Inlägg</text:p>
        </text:list-item>
      </text:list>
      <text:p text:style-name="P3">Output</text:p>
      <text:list xml:id="list4654932491193676297" text:style-name="L118">
        <text:list-item>
          <text:p text:style-name="P140">“<text:span text:style-name="T1">Kommentaren är borttagen”</text:span></text:p>
        </text:list-item>
      </text:list>
      <text:p text:style-name="Text_20_body"/>
      <text:p text:style-name="P2">Testfall 6.1: Redigera lösenord</text:p>
      <text:p text:style-name="P3">Input:</text:p>
      <text:list xml:id="list6254467073959524806" text:style-name="L119">
        <text:list-item>
          <text:p text:style-name="P100">Tryck på Redigera Profil</text:p>
        </text:list-item>
      </text:list>
      <text:p text:style-name="P3">Output</text:p>
      <text:list xml:id="list2914415452018449185" text:style-name="L120">
        <text:list-item>
          <text:p text:style-name="P101">Hamnar på redigera profil sidan</text:p>
        </text:list-item>
        <text:list-item>
          <text:p text:style-name="P101">Inga statusmedelanden</text:p>
        </text:list-item>
      </text:list>
      <text:p text:style-name="Text_20_body"/>
      <text:p text:style-name="P2">Testfall 6.1: Redigera lösenord</text:p>
      <text:p text:style-name="P3">Input:</text:p>
      <text:list xml:id="list5900935727100216677" text:style-name="L121">
        <text:list-item>
          <text:p text:style-name="P102">Tryck på Tillbaka</text:p>
        </text:list-item>
      </text:list>
      <text:p text:style-name="P3">Output</text:p>
      <text:list xml:id="list4947041989920799101" text:style-name="L122">
        <text:list-item>
          <text:p text:style-name="P103">Formulär för redigeraprofil visas</text:p>
        </text:list-item>
        <text:list-item>
          <text:p text:style-name="P103">Inga statusmedelanden</text:p>
        </text:list-item>
      </text:list>
      <text:p text:style-name="Text_20_body"/>
      <text:p text:style-name="P2">Testfall 6.2: Misslyckad ändring utan input</text:p>
      <text:p text:style-name="P3">Input:</text:p>
      <text:list xml:id="list7512741625297162547" text:style-name="L123">
        <text:list-item>
          <text:p text:style-name="P104">Fyll inte i någonting</text:p>
        </text:list-item>
        <text:list-item>
          <text:p text:style-name="P104">Tryck på Spara</text:p>
        </text:list-item>
      </text:list>
      <text:p text:style-name="P3">Output</text:p>
      <text:list xml:id="list6291994425510816855" text:style-name="L124">
        <text:list-item>
          <text:p text:style-name="P105">Samma lösenord</text:p>
        </text:list-item>
        <text:list-item>
          <text:p text:style-name="P105">Formulär för redigeraprofil visas</text:p>
        </text:list-item>
      </text:list>
      <text:list xml:id="list7495947058949546828" text:style-name="L125">
        <text:list-item>
          <text:p text:style-name="P141">“<text:span text:style-name="T1">Användarnamnet har för få tecken. Minst 3 tecken! Lösenordet har för få tecken. Minst 6 tecken”</text:span></text:p>
        </text:list-item>
      </text:list>
      <text:p text:style-name="Text_20_body"/>
      <text:p text:style-name="P2">Testfall 6.3: Misslyckad ändring en input</text:p>
      <text:p text:style-name="P3">Input:</text:p>
      <text:list xml:id="list560666604274693124" text:style-name="L126">
        <text:list-item>
          <text:p text:style-name="P106">Gammalt Lösenord = Password</text:p>
        </text:list-item>
        <text:list-item>
          <text:p text:style-name="P106">Tryck på Spara</text:p>
        </text:list-item>
      </text:list>
      <text:p text:style-name="P3">Output</text:p>
      <text:list xml:id="list2030758261537997937" text:style-name="L127">
        <text:list-item>
          <text:p text:style-name="P107">Samma lösenord</text:p>
        </text:list-item>
        <text:list-item>
          <text:p text:style-name="P107">Formulär för redigeraprofil visas</text:p>
        </text:list-item>
        <text:list-item>
          <text:p text:style-name="P142">“<text:span text:style-name="T1">Nya Lösenordet har för få tecken. Minst 6 tecken”</text:span></text:p>
        </text:list-item>
      </text:list>
      <text:p text:style-name="Text_20_body"/>
      <text:p text:style-name="P2">Testfall 6.4: Misslyckad ändring två inputs</text:p>
      <text:p text:style-name="P3">Input:</text:p>
      <text:list xml:id="list8103450314437918347" text:style-name="L128">
        <text:list-item>
          <text:p text:style-name="P108">Gammalt Lösenord = Password</text:p>
        </text:list-item>
        <text:list-item>
          <text:p text:style-name="P108">Nytt Lösenord = Somehax</text:p>
        </text:list-item>
        <text:list-item>
          <text:p text:style-name="P108">Tryck på Spara</text:p>
        </text:list-item>
      </text:list>
      <text:p text:style-name="P3">Output</text:p>
      <text:list xml:id="list12078720100976947" text:style-name="L129">
        <text:list-item>
          <text:p text:style-name="P109">Samma lösenord</text:p>
        </text:list-item>
        <text:list-item>
          <text:p text:style-name="P109">Formulär för redigeraprofil visas</text:p>
        </text:list-item>
        <text:list-item>
          <text:p text:style-name="P143">“<text:span text:style-name="T1">Repetera Lösenordet har för få tecken. Minst 6 tecken”</text:span></text:p>
        </text:list-item>
      </text:list>
      <text:p text:style-name="Text_20_body"/>
      <text:p text:style-name="P2">Testfall 6.4: Misslyckad ändring fel sista input</text:p>
      <text:p text:style-name="P3">Input:</text:p>
      <text:list xml:id="list1982027295302981549" text:style-name="L130">
        <text:list-item>
          <text:p text:style-name="P110">Gammalt Lösenord = Password</text:p>
        </text:list-item>
        <text:list-item>
          <text:p text:style-name="P110">Nytt Lösenord = Somehax</text:p>
        </text:list-item>
        <text:list-item>
          <text:p text:style-name="P110">Nytt Lösenord = NotSame</text:p>
        </text:list-item>
        <text:list-item>
          <text:p text:style-name="P110">Tryck på Spara</text:p>
        </text:list-item>
      </text:list>
      <text:p text:style-name="P3">Output</text:p>
      <text:list xml:id="list1173606789825485625" text:style-name="L131">
        <text:list-item>
          <text:p text:style-name="P111">Samma lösenord</text:p>
        </text:list-item>
        <text:list-item>
          <text:p text:style-name="P111">Formulär för redigeraprofil visas</text:p>
        </text:list-item>
        <text:list-item>
          <text:p text:style-name="P111">Lösenorden matchar inte</text:p>
        </text:list-item>
      </text:list>
      <text:p text:style-name="Text_20_body"/>
      <text:p text:style-name="P2">Testfall 6.5: Lyckad ändring av lösenord</text:p>
      <text:p text:style-name="P3">Input:</text:p>
      <text:list xml:id="list6751563111205055187" text:style-name="L132">
        <text:list-item>
          <text:p text:style-name="P112">Gammalt Lösenord = Password</text:p>
        </text:list-item>
        <text:list-item>
          <text:p text:style-name="P112">Nytt Lösenord = Somehax</text:p>
        </text:list-item>
        <text:list-item>
          <text:p text:style-name="P112">Nytt Lösenord = SomeHax</text:p>
        </text:list-item>
        <text:list-item>
          <text:p text:style-name="P112">Tryck på Spara</text:p>
        </text:list-item>
      </text:list>
      <text:p text:style-name="P3">Output</text:p>
      <text:list xml:id="list2753037182510036935" text:style-name="L133">
        <text:list-item>
          <text:p text:style-name="P113">Lösenordet är ändrat</text:p>
        </text:list-item>
        <text:list-item>
          <text:p text:style-name="P113">Bloggsidan visas</text:p>
        </text:list-item>
        <text:list-item>
          <text:p text:style-name="P144">“<text:span text:style-name="T1">Lösenordet är ändrat”</text:span></text:p>
        </text:list-item>
      </text:list>
      <text:p text:style-name="P6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PMincho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PMincho" style:font-size-asian="14pt" style:font-weight-asian="bold" style:font-name-complex="Tahoma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6M17S</meta:editing-duration>
    <meta:editing-cycles>6</meta:editing-cycles>
    <meta:generator>OpenOffice/4.0.1$Win32 OpenOffice.org_project/401m5$Build-9714</meta:generator>
    <dc:date>2014-10-25T12:14:33.53</dc:date>
    <dc:creator>Eric Sjöström</dc:creator>
    <meta:document-statistic meta:table-count="0" meta:image-count="0" meta:object-count="0" meta:page-count="5" meta:paragraph-count="401" meta:word-count="1817" meta:character-count="10681"/>
    <meta:user-defined meta:name="Info 1"/>
    <meta:user-defined meta:name="Info 2"/>
    <meta:user-defined meta:name="Info 3"/>
    <meta:user-defined meta:name="Info 4"/>
  </office:meta>
</office:document-meta>
</file>